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officeooo:rsid="00039096" officeooo:paragraph-rsid="00039096"/>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Contents_20_4">
      <style:paragraph-properties>
        <style:tab-stops>
          <style:tab-stop style:position="6.1028in" style:type="right" style:leader-style="dotted" style:leader-text="."/>
        </style:tab-stops>
      </style:paragraph-properties>
    </style:style>
    <style:style style:name="P6" style:family="paragraph" style:parent-style-name="Contents_20_Heading">
      <style:text-properties fo:font-weight="bold" style:font-weight-asian="bold" style:font-weight-complex="bold"/>
    </style:style>
    <style:style style:name="P7" style:family="paragraph" style:parent-style-name="Heading_20_1">
      <style:text-properties officeooo:paragraph-rsid="0006617b"/>
    </style:style>
    <style:style style:name="P8" style:family="paragraph" style:parent-style-name="Standard">
      <style:text-properties officeooo:rsid="00039096" officeooo:paragraph-rsid="00039096"/>
    </style:style>
    <style:style style:name="P9" style:family="paragraph" style:parent-style-name="Text_20_body">
      <style:text-properties officeooo:rsid="00039096"/>
    </style:style>
    <style:style style:name="P10" style:family="paragraph" style:parent-style-name="Text_20_body">
      <style:text-properties officeooo:rsid="000617e9" officeooo:paragraph-rsid="000617e9"/>
    </style:style>
    <style:style style:name="P11" style:family="paragraph" style:parent-style-name="Text_20_body">
      <style:text-properties officeooo:paragraph-rsid="0006617b"/>
    </style:style>
    <style:style style:name="T1" style:family="text">
      <style:text-properties officeooo:rsid="00039096"/>
    </style:style>
    <style:style style:name="T2" style:family="text">
      <style:text-properties officeooo:rsid="000617e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2"><text:a xlink:type="simple" xlink:href="#__RefHeading___Toc106_3027113814" text:style-name="Index_20_Link" text:visited-style-name="Index_20_Link">REMERCIEMENTS<text:tab/>4</text:a></text:p>
          <text:p text:style-name="P2"><text:a xlink:type="simple" xlink:href="#__RefHeading___Toc108_3027113814" text:style-name="Index_20_Link" text:visited-style-name="Index_20_Link">Étude Préalable<text:tab/>4</text:a></text:p>
          <text:p text:style-name="P3"><text:a xlink:type="simple" xlink:href="#__RefHeading___Toc110_3027113814" text:style-name="Index_20_Link" text:visited-style-name="Index_20_Link"><text:s/>I. Cadre Général du Projet<text:tab/>5</text:a></text:p>
          <text:p text:style-name="P4"><text:a xlink:type="simple" xlink:href="#__RefHeading___Toc112_3027113814" text:style-name="Index_20_Link" text:visited-style-name="Index_20_Link"><text:s/>i.1 Contexte Général<text:tab/>5</text:a></text:p>
          <text:p text:style-name="P4"><text:a xlink:type="simple" xlink:href="#__RefHeading___Toc114_3027113814" text:style-name="Index_20_Link" text:visited-style-name="Index_20_Link"><text:s/>i.2 Problématique<text:tab/>5</text:a></text:p>
          <text:p text:style-name="P3"><text:a xlink:type="simple" xlink:href="#__RefHeading___Toc116_3027113814" text:style-name="Index_20_Link" text:visited-style-name="Index_20_Link"><text:s/>II. Étude de l'Existant<text:tab/>5</text:a></text:p>
          <text:p text:style-name="P4"><text:a xlink:type="simple" xlink:href="#__RefHeading___Toc118_3027113814" text:style-name="Index_20_Link" text:visited-style-name="Index_20_Link"><text:s/>ii.1 Présentation des Types d'Applications d'E-Learning<text:tab/>5</text:a></text:p>
          <text:p text:style-name="P4"><text:a xlink:type="simple" xlink:href="#__RefHeading___Toc120_3027113814" text:style-name="Index_20_Link" text:visited-style-name="Index_20_Link"><text:s/>ii.2 Étude des Solutions Existantes<text:tab/>5</text:a></text:p>
          <text:p text:style-name="P5"><text:a xlink:type="simple" xlink:href="#__RefHeading___Toc122_3027113814" text:style-name="Index_20_Link" text:visited-style-name="Index_20_Link"><text:s/>ii.2.1 Présentation des Solutions Existantes<text:tab/>5</text:a></text:p>
          <text:p text:style-name="P5"><text:a xlink:type="simple" xlink:href="#__RefHeading___Toc124_3027113814" text:style-name="Index_20_Link" text:visited-style-name="Index_20_Link"><text:s/>ii.2.2 Critique des Solutions Existantes<text:tab/>5</text:a></text:p>
          <text:p text:style-name="P3"><text:a xlink:type="simple" xlink:href="#__RefHeading___Toc126_3027113814" text:style-name="Index_20_Link" text:visited-style-name="Index_20_Link"><text:s/>III. Solution Proposée et Travail Demandé<text:tab/>5</text:a></text:p>
          <text:p text:style-name="P3"><text:a xlink:type="simple" xlink:href="#__RefHeading___Toc128_3027113814" text:style-name="Index_20_Link" text:visited-style-name="Index_20_Link"><text:s/>Conclusion<text:tab/>5</text:a></text:p>
          <text:p text:style-name="P2"><text:a xlink:type="simple" xlink:href="#__RefHeading___Toc130_3027113814" text:style-name="Index_20_Link" text:visited-style-name="Index_20_Link"><text:s/>Analyse et Spécifications des Besoins<text:tab/>6</text:a></text:p>
          <text:p text:style-name="P3"><text:a xlink:type="simple" xlink:href="#__RefHeading___Toc132_3027113814" text:style-name="Index_20_Link" text:visited-style-name="Index_20_Link"><text:s/>I. Capture des Besoins<text:tab/>6</text:a></text:p>
          <text:p text:style-name="P4"><text:a xlink:type="simple" xlink:href="#__RefHeading___Toc134_3027113814" text:style-name="Index_20_Link" text:visited-style-name="Index_20_Link"><text:s/>i.1 Définition des Acteurs<text:tab/>6</text:a></text:p>
          <text:p text:style-name="P4"><text:a xlink:type="simple" xlink:href="#__RefHeading___Toc136_3027113814" text:style-name="Index_20_Link" text:visited-style-name="Index_20_Link"><text:s/>i.2 Analyse des Besoins<text:tab/>6</text:a></text:p>
          <text:p text:style-name="P5"><text:a xlink:type="simple" xlink:href="#__RefHeading___Toc138_3027113814" text:style-name="Index_20_Link" text:visited-style-name="Index_20_Link"><text:s/>i.2.1 Besoins Fonctionnels<text:tab/>6</text:a></text:p>
          <text:p text:style-name="P5"><text:a xlink:type="simple" xlink:href="#__RefHeading___Toc140_3027113814" text:style-name="Index_20_Link" text:visited-style-name="Index_20_Link"><text:s/>i.2.2 Besoins Non Fonctionnels<text:tab/>6</text:a></text:p>
          <text:p text:style-name="P3"><text:a xlink:type="simple" xlink:href="#__RefHeading___Toc142_3027113814" text:style-name="Index_20_Link" text:visited-style-name="Index_20_Link"><text:s/>II. Spécification des Besoins<text:tab/>7</text:a></text:p>
          <text:p text:style-name="P4"><text:a xlink:type="simple" xlink:href="#__RefHeading___Toc144_3027113814" text:style-name="Index_20_Link" text:visited-style-name="Index_20_Link"><text:s/>ii.1 Diagramme de Cas d'Utilisation<text:tab/>7</text:a></text:p>
          <text:p text:style-name="P5"><text:a xlink:type="simple" xlink:href="#__RefHeading___Toc146_3027113814" text:style-name="Index_20_Link" text:visited-style-name="Index_20_Link"><text:s/>ii.1.1 Diagramme de Cas d'Utilisation Relatif à l'Administrateur<text:tab/>7</text:a></text:p>
          <text:p text:style-name="P5"><text:a xlink:type="simple" xlink:href="#__RefHeading___Toc148_3027113814" text:style-name="Index_20_Link" text:visited-style-name="Index_20_Link"><text:s/>ii.1.2 Diagramme de Cas d'Utilisation Relatif à l'Apprenant<text:tab/>7</text:a></text:p>
          <text:p text:style-name="P5"><text:a xlink:type="simple" xlink:href="#__RefHeading___Toc150_3027113814" text:style-name="Index_20_Link" text:visited-style-name="Index_20_Link"><text:s/>ii.1.3 Diagramme de Cas d'Utilisation Relatif au Formateur<text:tab/>7</text:a></text:p>
          <text:p text:style-name="P4"><text:a xlink:type="simple" xlink:href="#__RefHeading___Toc152_3027113814" text:style-name="Index_20_Link" text:visited-style-name="Index_20_Link"><text:s/>ii.2 Description de Quelques Scénarios<text:tab/>7</text:a></text:p>
          <text:p text:style-name="P5"><text:a xlink:type="simple" xlink:href="#__RefHeading___Toc154_3027113814" text:style-name="Index_20_Link" text:visited-style-name="Index_20_Link"><text:s/>ii.2.1 Scénario du Cas d'Utilisation "S'Authentifier"<text:tab/>7</text:a></text:p>
          <text:p text:style-name="P5"><text:a xlink:type="simple" xlink:href="#__RefHeading___Toc156_3027113814" text:style-name="Index_20_Link" text:visited-style-name="Index_20_Link"><text:s/>ii.2.2 Scénario du Cas d'Utilisation "S'Inscrire à un Cours"<text:tab/>7</text:a></text:p>
          <text:p text:style-name="P5"><text:a xlink:type="simple" xlink:href="#__RefHeading___Toc158_3027113814" text:style-name="Index_20_Link" text:visited-style-name="Index_20_Link"><text:s/>ii.2.3 Scénario du Cas d'Utilisation "Télécharger un Cours"<text:tab/>7</text:a></text:p>
          <text:p text:style-name="P5"><text:a xlink:type="simple" xlink:href="#__RefHeading___Toc160_3027113814" text:style-name="Index_20_Link" text:visited-style-name="Index_20_Link"><text:s/>ii.2.4 Scénario du Cas d'Utilisation "Ajouter un Cours"<text:tab/>7</text:a></text:p>
          <text:p text:style-name="P3"><text:a xlink:type="simple" xlink:href="#__RefHeading___Toc162_3027113814" text:style-name="Index_20_Link" text:visited-style-name="Index_20_Link"><text:s/>Conclusion<text:tab/>7</text:a></text:p>
          <text:p text:style-name="P2"><text:a xlink:type="simple" xlink:href="#__RefHeading___Toc164_3027113814" text:style-name="Index_20_Link" text:visited-style-name="Index_20_Link"><text:s/>3. Conception<text:tab/>8</text:a></text:p>
          <text:p text:style-name="P3"><text:a xlink:type="simple" xlink:href="#__RefHeading___Toc166_3027113814" text:style-name="Index_20_Link" text:visited-style-name="Index_20_Link"><text:s/>I. Conception Architecturale de l'Application<text:tab/>8</text:a></text:p>
          <text:p text:style-name="P4"><text:a xlink:type="simple" xlink:href="#__RefHeading___Toc168_3027113814" text:style-name="Index_20_Link" text:visited-style-name="Index_20_Link"><text:s/>I.1 Architecture Physique<text:tab/>8</text:a></text:p>
          <text:p text:style-name="P5"><text:a xlink:type="simple" xlink:href="#__RefHeading___Toc170_3027113814" text:style-name="Index_20_Link" text:visited-style-name="Index_20_Link"><text:s/>I.1.1 Description des Architectures Types<text:tab/>8</text:a></text:p>
          <text:p text:style-name="P5"><text:a xlink:type="simple" xlink:href="#__RefHeading___Toc172_3027113814" text:style-name="Index_20_Link" text:visited-style-name="Index_20_Link"><text:s/>I.1.2 Choix de l'Architecture de l'Application<text:tab/>8</text:a></text:p>
          <text:p text:style-name="P5"><text:a xlink:type="simple" xlink:href="#__RefHeading___Toc174_3027113814" text:style-name="Index_20_Link" text:visited-style-name="Index_20_Link"><text:s/>I.1.3 Modélisation de l'Architecture Physique<text:tab/>8</text:a></text:p>
          <text:p text:style-name="P4"><text:a xlink:type="simple" xlink:href="#__RefHeading___Toc176_3027113814" text:style-name="Index_20_Link" text:visited-style-name="Index_20_Link"><text:s/>I.2 Architecture Logique<text:tab/>8</text:a></text:p>
          <text:p text:style-name="P5"><text:a xlink:type="simple" xlink:href="#__RefHeading___Toc178_3027113814" text:style-name="Index_20_Link" text:visited-style-name="Index_20_Link"><text:s/>I.2.1 Description des Architectures Types<text:tab/>8</text:a></text:p>
          <text:p text:style-name="P5"><text:a xlink:type="simple" xlink:href="#__RefHeading___Toc180_3027113814" text:style-name="Index_20_Link" text:visited-style-name="Index_20_Link"><text:s/>I.2.2 Choix de l'Architecture de l'Application<text:tab/>8</text:a></text:p>
          <text:p text:style-name="P3"><text:a xlink:type="simple" xlink:href="#__RefHeading___Toc182_3027113814" text:style-name="Index_20_Link" text:visited-style-name="Index_20_Link"><text:s/>II. Conception Détaillée<text:tab/>9</text:a></text:p>
          <text:p text:style-name="P5"><text:a xlink:type="simple" xlink:href="#__RefHeading___Toc184_3027113814" text:style-name="Index_20_Link" text:visited-style-name="Index_20_Link"><text:s/>II.1 Conception du Modèle<text:tab/>9</text:a></text:p>
          <text:p text:style-name="P5"><text:a xlink:type="simple" xlink:href="#__RefHeading___Toc186_3027113814" text:style-name="Index_20_Link" text:visited-style-name="Index_20_Link"><text:s/>II.2 Conception de la Vue<text:tab/>9</text:a></text:p>
          <text:p text:style-name="P3"><text:a xlink:type="simple" xlink:href="#__RefHeading___Toc188_3027113814" text:style-name="Index_20_Link" text:visited-style-name="Index_20_Link"><text:s/>III. Description de Quelques Scénarios<text:tab/>9</text:a></text:p>
          <text:p text:style-name="P4"><text:a xlink:type="simple" xlink:href="#__RefHeading___Toc190_3027113814" text:style-name="Index_20_Link" text:visited-style-name="Index_20_Link"><text:s/>III.1 Scénario Demande d'Inscription à un Cours<text:tab/>9</text:a></text:p>
          <text:p text:style-name="P4"><text:soft-page-break/><text:a xlink:type="simple" xlink:href="#__RefHeading___Toc192_3027113814" text:style-name="Index_20_Link" text:visited-style-name="Index_20_Link"><text:s/>III.2 Scénario d'Authentification d'un Apprenant<text:tab/>9</text:a></text:p>
          <text:p text:style-name="P4"><text:a xlink:type="simple" xlink:href="#__RefHeading___Toc194_3027113814" text:style-name="Index_20_Link" text:visited-style-name="Index_20_Link"><text:s/>III.3 Scénario Demande de Téléchargement d'un Cours<text:tab/>9</text:a></text:p>
          <text:p text:style-name="P4"><text:a xlink:type="simple" xlink:href="#__RefHeading___Toc196_3027113814" text:style-name="Index_20_Link" text:visited-style-name="Index_20_Link"><text:s/>III.4 Scénario Demande d'Ajout du Cours<text:tab/>9</text:a></text:p>
          <text:p text:style-name="P4"><text:a xlink:type="simple" xlink:href="#__RefHeading___Toc198_3027113814" text:style-name="Index_20_Link" text:visited-style-name="Index_20_Link"><text:s/>III.5 Conclusion<text:tab/>9</text:a></text:p>
          <text:p text:style-name="P2"><text:a xlink:type="simple" xlink:href="#__RefHeading___Toc200_3027113814" text:style-name="Index_20_Link" text:visited-style-name="Index_20_Link"><text:s/>4. Réalisation<text:tab/>9</text:a></text:p>
          <text:p text:style-name="P3"><text:a xlink:type="simple" xlink:href="#__RefHeading___Toc202_3027113814" text:style-name="Index_20_Link" text:visited-style-name="Index_20_Link"><text:s/>I. Environnements de Travail<text:tab/>9</text:a></text:p>
          <text:p text:style-name="P4"><text:a xlink:type="simple" xlink:href="#__RefHeading___Toc204_3027113814" text:style-name="Index_20_Link" text:visited-style-name="Index_20_Link"><text:s/>I.1 Environnements de Développement Matériel<text:tab/>9</text:a></text:p>
          <text:p text:style-name="P4"><text:a xlink:type="simple" xlink:href="#__RefHeading___Toc206_3027113814" text:style-name="Index_20_Link" text:visited-style-name="Index_20_Link"><text:s/>I.2 Environnements de Développement Logiciel<text:tab/>9</text:a></text:p>
          <text:p text:style-name="P2"><text:a xlink:type="simple" xlink:href="#__RefHeading___Toc208_3027113814" text:style-name="Index_20_Link" text:visited-style-name="Index_20_Link">Conclusion Générale<text:tab/>10</text:a></text:p>
          <text:p text:style-name="P2"><text:a xlink:type="simple" xlink:href="#__RefHeading___Toc210_3027113814" text:style-name="Index_20_Link" text:visited-style-name="Index_20_Link">Nétographie<text:tab/>10</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06_3027113814"/>REMERCIEMENTS<text:bookmark-end text:name="__RefHeading___Toc106_3027113814"/></text:h>
      <text:p text:style-name="P8"/>
      <text:p text:style-name="P1"/>
      <text:p text:style-name="Text_20_body">Je tiens tout d'abord à exprimer ma profonde gratitude envers mon directeur de projet, [Nom du directeur], pour sa guidance experte, son soutien constant et ses précieux conseils tout au long de ce projet. Sa vision et son expertise ont été des atouts précieux pour la réalisation de ce travail.</text:p>
      <text:p text:style-name="Text_20_body">Mes remerciements vont également à l'ensemble de l'équipe pédagogique de [Nom de l'école], pour m'avoir offert l'opportunité d'entreprendre ce projet et pour leur encadrement tout au long de mon parcours académique.</text:p>
      <text:p text:style-name="Text_20_body">Je souhaite exprimer ma reconnaissance envers mes camarades de classe pour leur collaboration et leur soutien durant cette période intense. Leurs idées, suggestions et encouragements ont été d'une aide inestimable.</text:p>
      <text:p text:style-name="Text_20_body">Enfin, je tiens à remercier ma famille pour leur soutien indéfectible et leur encouragement constant. Leur soutien moral et leur compréhension ont été des piliers essentiels dans la réalisation de ce projet.</text:p>
      <text:p text:style-name="P8"/>
      <text:p text:style-name="P8"/>
      <text:p text:style-name="P8"/>
      <text:p text:style-name="P8"/>
      <text:p text:style-name="P8"/>
      <text:h text:style-name="Heading_20_1" text:outline-level="1"><text:bookmark-start text:name="__RefHeading___Toc108_3027113814"/>Étude Préalable <text:bookmark-end text:name="__RefHeading___Toc108_3027113814"/></text:h>
      <text:p text:style-name="P9"/>
      <text:h text:style-name="Heading_20_2" text:outline-level="2"><text:bookmark-start text:name="__RefHeading___Toc110_3027113814"/><text:soft-page-break/><text:s/>I. Cadre Général du Projet<text:bookmark-end text:name="__RefHeading___Toc110_3027113814"/></text:h>
      <text:h text:style-name="Heading_20_3" text:outline-level="3"><text:bookmark-start text:name="__RefHeading___Toc112_3027113814"/><text:s text:c="4"/>i.1 Contexte Général<text:bookmark-end text:name="__RefHeading___Toc112_3027113814"/></text:h>
      <text:p text:style-name="P9"><text:s text:c="6"/>- Présentation du contexte éducatif actuel</text:p>
      <text:p text:style-name="P9"><text:s text:c="6"/>- Évolution des besoins en matière d'éducation et d'apprentissage</text:p>
      <text:h text:style-name="Heading_20_3" text:outline-level="3"><text:bookmark-start text:name="__RefHeading___Toc114_3027113814"/><text:s text:c="4"/>i.2 Problématique<text:bookmark-end text:name="__RefHeading___Toc114_3027113814"/></text:h>
      <text:p text:style-name="P9"><text:s text:c="6"/>- Identification des défis rencontrés dans l'éducation traditionnelle</text:p>
      <text:p text:style-name="P9"><text:s text:c="6"/>- Justification de la nécessité d'une plateforme d'e-learning</text:p>
      <text:p text:style-name="P9"/>
      <text:h text:style-name="Heading_20_2" text:outline-level="2"><text:bookmark-start text:name="__RefHeading___Toc116_3027113814"/><text:s/>II. Étude de l'Existant<text:bookmark-end text:name="__RefHeading___Toc116_3027113814"/></text:h>
      <text:h text:style-name="Heading_20_3" text:outline-level="3"><text:bookmark-start text:name="__RefHeading___Toc118_3027113814"/><text:s text:c="4"/>ii.1 Présentation des Types d'Applications d'E-Learning<text:bookmark-end text:name="__RefHeading___Toc118_3027113814"/></text:h>
      <text:p text:style-name="P9"><text:s text:c="6"/>- Description des différentes formes d'e-learning (synchrones, asynchrones, etc.)</text:p>
      <text:p text:style-name="P9"><text:s text:c="6"/>- Avantages et inconvénients de chaque type</text:p>
      <text:h text:style-name="Heading_20_3" text:outline-level="3"><text:bookmark-start text:name="__RefHeading___Toc120_3027113814"/><text:s text:c="4"/>ii.2 Étude des Solutions Existantes<text:bookmark-end text:name="__RefHeading___Toc120_3027113814"/></text:h>
      <text:h text:style-name="Heading_20_4" text:outline-level="4"><text:bookmark-start text:name="__RefHeading___Toc122_3027113814"/><text:s text:c="7"/>ii.2.1 Présentation des Solutions Existantes<text:bookmark-end text:name="__RefHeading___Toc122_3027113814"/></text:h>
      <text:p text:style-name="P9"><text:s text:c="9"/>- Liste des principales plateformes d'e-learning sur le marché</text:p>
      <text:p text:style-name="P9"><text:s text:c="9"/>- Description de leurs fonctionnalités principales</text:p>
      <text:h text:style-name="Heading_20_4" text:outline-level="4"><text:bookmark-start text:name="__RefHeading___Toc124_3027113814"/><text:s text:c="7"/>ii.2.2 Critique des Solutions Existantes<text:bookmark-end text:name="__RefHeading___Toc124_3027113814"/></text:h>
      <text:p text:style-name="P9"><text:s text:c="9"/>- Analyse des forces et faiblesses des solutions existantes</text:p>
      <text:p text:style-name="P9"><text:s text:c="9"/>- Identification des lacunes à combler pour répondre aux besoins spécifiques du projet EDUCRAFT</text:p>
      <text:p text:style-name="P9"/>
      <text:h text:style-name="Heading_20_2" text:outline-level="2"><text:bookmark-start text:name="__RefHeading___Toc126_3027113814"/><text:s/>III. Solution Proposée et Travail Demandé<text:bookmark-end text:name="__RefHeading___Toc126_3027113814"/></text:h>
      <text:p text:style-name="P9"><text:s text:c="3"/>- Description de la plateforme EDUCRAFT</text:p>
      <text:p text:style-name="P9"><text:s text:c="3"/>- Présentation des fonctionnalités principales</text:p>
      <text:p text:style-name="P9"><text:s text:c="3"/>- Explication des choix technologiques (langages, frameworks, bases de données, etc.)</text:p>
      <text:p text:style-name="P9"><text:s text:c="3"/>- Définition des tâches à réaliser pour le développement de la plateforme</text:p>
      <text:p text:style-name="P9"/>
      <text:h text:style-name="Heading_20_2" text:outline-level="2"><text:bookmark-start text:name="__RefHeading___Toc128_3027113814"/><text:s/>Conclusion<text:bookmark-end text:name="__RefHeading___Toc128_3027113814"/></text:h>
      <text:p text:style-name="P9"><text:s text:c="3"/>- Résumé des principales conclusions de l'étude</text:p>
      <text:p text:style-name="P9"><text:soft-page-break/><text:s text:c="3"/>- Justification de la pertinence et de la faisabilité du projet EDUCRAFT</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_Toc130_3027113814"/><text:s/>Analyse et Spécifications des Besoins<text:bookmark-end text:name="__RefHeading___Toc130_3027113814"/></text:h>
      <text:p text:style-name="P9"/>
      <text:h text:style-name="Heading_20_2" text:outline-level="2"><text:bookmark-start text:name="__RefHeading___Toc132_3027113814"/><text:s/>I. Capture des Besoins<text:bookmark-end text:name="__RefHeading___Toc132_3027113814"/></text:h>
      <text:h text:style-name="Heading_20_3" text:outline-level="3"><text:bookmark-start text:name="__RefHeading___Toc134_3027113814"/><text:s text:c="4"/>i.1 Définition des Acteurs<text:bookmark-end text:name="__RefHeading___Toc134_3027113814"/></text:h>
      <text:p text:style-name="P9"><text:s text:c="6"/>- Identification des acteurs principaux (administrateur, apprenant, formateur)</text:p>
      <text:p text:style-name="P9"><text:s text:c="6"/>- Description des rôles et responsabilités de chaque acteur</text:p>
      <text:h text:style-name="Heading_20_3" text:outline-level="3"><text:bookmark-start text:name="__RefHeading___Toc136_3027113814"/><text:s text:c="4"/>i.2 Analyse des Besoins<text:bookmark-end text:name="__RefHeading___Toc136_3027113814"/></text:h>
      <text:h text:style-name="Heading_20_4" text:outline-level="4"><text:bookmark-start text:name="__RefHeading___Toc138_3027113814"/><text:s text:c="7"/>i.2.1 Besoins Fonctionnels<text:bookmark-end text:name="__RefHeading___Toc138_3027113814"/></text:h>
      <text:p text:style-name="P9"><text:s text:c="9"/>- Liste des fonctionnalités attendues de la plateforme EDUCRAFT</text:p>
      <text:p text:style-name="P9"><text:s text:c="9"/>- Description détaillée de chaque fonctionnalité</text:p>
      <text:h text:style-name="Heading_20_4" text:outline-level="4"><text:bookmark-start text:name="__RefHeading___Toc140_3027113814"/><text:s text:c="7"/>i.2.2 Besoins Non Fonctionnels<text:bookmark-end text:name="__RefHeading___Toc140_3027113814"/></text:h>
      <text:p text:style-name="P9"><text:s text:c="9"/>- Contraintes et exigences non fonctionnelles (performance, sécurité, etc.)</text:p>
      <text:p text:style-name="P9"/>
      <text:h text:style-name="Heading_20_2" text:outline-level="2"><text:bookmark-start text:name="__RefHeading___Toc142_3027113814"/><text:soft-page-break/><text:s/>II. Spécification des Besoins<text:bookmark-end text:name="__RefHeading___Toc142_3027113814"/></text:h>
      <text:h text:style-name="Heading_20_3" text:outline-level="3"><text:bookmark-start text:name="__RefHeading___Toc144_3027113814"/><text:s text:c="4"/>ii.1 Diagramme de Cas d'Utilisation<text:bookmark-end text:name="__RefHeading___Toc144_3027113814"/></text:h>
      <text:h text:style-name="Heading_20_4" text:outline-level="4"><text:bookmark-start text:name="__RefHeading___Toc146_3027113814"/><text:s text:c="7"/>ii.1.1 Diagramme de Cas d'Utilisation Relatif à l'Administrateur<text:bookmark-end text:name="__RefHeading___Toc146_3027113814"/></text:h>
      <text:p text:style-name="P9"><text:s text:c="9"/>- Liste des cas d'utilisation liés à l'administration de la plateforme</text:p>
      <text:p text:style-name="P9"><text:s text:c="9"/>- Description de chaque cas d'utilisation</text:p>
      <text:h text:style-name="Heading_20_4" text:outline-level="4"><text:bookmark-start text:name="__RefHeading___Toc148_3027113814"/><text:s text:c="7"/>ii.1.2 Diagramme de Cas d'Utilisation Relatif à l'Apprenant<text:bookmark-end text:name="__RefHeading___Toc148_3027113814"/></text:h>
      <text:p text:style-name="P9"><text:s text:c="9"/>- Liste des cas d'utilisation liés à l'utilisation de la plateforme par les apprenants</text:p>
      <text:p text:style-name="P9"><text:s text:c="9"/>- Description de chaque cas d'utilisation</text:p>
      <text:h text:style-name="Heading_20_4" text:outline-level="4"><text:bookmark-start text:name="__RefHeading___Toc150_3027113814"/><text:s text:c="7"/>ii.1.3 Diagramme de Cas d'Utilisation Relatif au Formateur<text:bookmark-end text:name="__RefHeading___Toc150_3027113814"/></text:h>
      <text:p text:style-name="P9"><text:s text:c="9"/>- Liste des cas d'utilisation liés à l'utilisation de la plateforme par les formateurs</text:p>
      <text:p text:style-name="P9"><text:s text:c="9"/>- Description de chaque cas d'utilisation</text:p>
      <text:h text:style-name="Heading_20_3" text:outline-level="3"><text:bookmark-start text:name="__RefHeading___Toc152_3027113814"/><text:s text:c="4"/>ii.2 Description de Quelques Scénarios<text:bookmark-end text:name="__RefHeading___Toc152_3027113814"/></text:h>
      <text:h text:style-name="Heading_20_4" text:outline-level="4"><text:bookmark-start text:name="__RefHeading___Toc154_3027113814"/><text:s text:c="7"/>ii.2.1 Scénario du Cas d'Utilisation "S'Authentifier"<text:bookmark-end text:name="__RefHeading___Toc154_3027113814"/></text:h>
      <text:p text:style-name="P9"><text:s text:c="9"/>- Description détaillée du processus d'authentification pour chaque acteur</text:p>
      <text:h text:style-name="Heading_20_4" text:outline-level="4"><text:bookmark-start text:name="__RefHeading___Toc156_3027113814"/><text:s text:c="7"/>ii.2.2 Scénario du Cas d'Utilisation "S'Inscrire à un Cours"<text:bookmark-end text:name="__RefHeading___Toc156_3027113814"/></text:h>
      <text:p text:style-name="P9"><text:s text:c="9"/>- Description du processus d'inscription à un cours pour un apprenant</text:p>
      <text:h text:style-name="Heading_20_4" text:outline-level="4"><text:bookmark-start text:name="__RefHeading___Toc158_3027113814"/><text:s text:c="7"/>ii.2.3 Scénario du Cas d'Utilisation "Télécharger un Cours"<text:bookmark-end text:name="__RefHeading___Toc158_3027113814"/></text:h>
      <text:p text:style-name="P9"><text:s text:c="9"/>- Description du processus de téléchargement d'un cours pour un apprenant</text:p>
      <text:h text:style-name="Heading_20_4" text:outline-level="4"><text:bookmark-start text:name="__RefHeading___Toc160_3027113814"/><text:s text:c="7"/>ii.2.4 Scénario du Cas d'Utilisation "Ajouter un Cours"<text:bookmark-end text:name="__RefHeading___Toc160_3027113814"/></text:h>
      <text:p text:style-name="P9"><text:s text:c="9"/>- Description du processus d'ajout d'un cours pour un formateur</text:p>
      <text:p text:style-name="P9"/>
      <text:h text:style-name="Heading_20_2" text:outline-level="2"><text:bookmark-start text:name="__RefHeading___Toc162_3027113814"/><text:s/>Conclusion<text:bookmark-end text:name="__RefHeading___Toc162_3027113814"/></text:h>
      <text:p text:style-name="P9"><text:s text:c="3"/>- Résumé des principaux besoins identifiés pour la plateforme EDUCRAFT</text:p>
      <text:p text:style-name="P9"><text:s text:c="3"/>- Importance de la prise en compte de ces besoins dans le développement du projet</text:p>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_Toc164_3027113814"/><text:s/>3. Conception<text:bookmark-end text:name="__RefHeading___Toc164_3027113814"/></text:h>
      <text:p text:style-name="P9"/>
      <text:h text:style-name="Heading_20_2" text:outline-level="2"><text:bookmark-start text:name="__RefHeading___Toc166_3027113814"/><text:s/>I. Conception Architecturale de l'Application<text:bookmark-end text:name="__RefHeading___Toc166_3027113814"/></text:h>
      <text:h text:style-name="Heading_20_3" text:outline-level="3"><text:bookmark-start text:name="__RefHeading___Toc168_3027113814"/><text:s text:c="4"/>I.1 Architecture Physique<text:bookmark-end text:name="__RefHeading___Toc168_3027113814"/></text:h>
      <text:h text:style-name="Heading_20_4" text:outline-level="4"><text:bookmark-start text:name="__RefHeading___Toc170_3027113814"/><text:s text:c="7"/>I.1.1 Description des Architectures Types<text:bookmark-end text:name="__RefHeading___Toc170_3027113814"/></text:h>
      <text:h text:style-name="Heading_20_4" text:outline-level="4"><text:bookmark-start text:name="__RefHeading___Toc172_3027113814"/><text:s text:c="7"/>I.1.2 Choix de l'Architecture de l'Application<text:bookmark-end text:name="__RefHeading___Toc172_3027113814"/></text:h>
      <text:h text:style-name="Heading_20_4" text:outline-level="4"><text:bookmark-start text:name="__RefHeading___Toc174_3027113814"/><text:s text:c="7"/>I.1.3 Modélisation de l'Architecture Physique<text:bookmark-end text:name="__RefHeading___Toc174_3027113814"/></text:h>
      <text:h text:style-name="Heading_20_3" text:outline-level="3"><text:bookmark-start text:name="__RefHeading___Toc176_3027113814"/><text:s text:c="4"/>I.2 Architecture Logique<text:bookmark-end text:name="__RefHeading___Toc176_3027113814"/></text:h>
      <text:h text:style-name="Heading_20_4" text:outline-level="4"><text:bookmark-start text:name="__RefHeading___Toc178_3027113814"/><text:s text:c="7"/>I.2.1 Description des Architectures Types<text:bookmark-end text:name="__RefHeading___Toc178_3027113814"/></text:h>
      <text:h text:style-name="Heading_20_4" text:outline-level="4"><text:bookmark-start text:name="__RefHeading___Toc180_3027113814"/><text:s text:c="7"/>I.2.2 Choix de l'Architecture de l'Application<text:bookmark-end text:name="__RefHeading___Toc180_3027113814"/></text:h>
      <text:p text:style-name="P9"/>
      <text:h text:style-name="Heading_20_2" text:outline-level="2"><text:bookmark-start text:name="__RefHeading___Toc182_3027113814"/><text:soft-page-break/><text:s/>II. Conception Détaillée<text:bookmark-end text:name="__RefHeading___Toc182_3027113814"/></text:h>
      <text:h text:style-name="Heading_20_4" text:outline-level="4"><text:bookmark-start text:name="__RefHeading___Toc184_3027113814"/><text:s text:c="4"/>II.1 Conception du Modèle<text:bookmark-end text:name="__RefHeading___Toc184_3027113814"/></text:h>
      <text:h text:style-name="Heading_20_4" text:outline-level="4"><text:bookmark-start text:name="__RefHeading___Toc186_3027113814"/><text:s text:c="4"/>II.2 Conception de la Vue<text:bookmark-end text:name="__RefHeading___Toc186_3027113814"/></text:h>
      <text:p text:style-name="P9"/>
      <text:h text:style-name="Heading_20_2" text:outline-level="2"><text:bookmark-start text:name="__RefHeading___Toc188_3027113814"/><text:s/>III. Description de Quelques Scénarios<text:bookmark-end text:name="__RefHeading___Toc188_3027113814"/></text:h>
      <text:h text:style-name="Heading_20_3" text:outline-level="3"><text:bookmark-start text:name="__RefHeading___Toc190_3027113814"/><text:s text:c="4"/>III.1 Scénario Demande d'Inscription à un Cours<text:bookmark-end text:name="__RefHeading___Toc190_3027113814"/></text:h>
      <text:h text:style-name="Heading_20_3" text:outline-level="3"><text:bookmark-start text:name="__RefHeading___Toc192_3027113814"/><text:s text:c="4"/>III.2 Scénario d'Authentification d'un Apprenant<text:bookmark-end text:name="__RefHeading___Toc192_3027113814"/></text:h>
      <text:h text:style-name="Heading_20_3" text:outline-level="3"><text:bookmark-start text:name="__RefHeading___Toc194_3027113814"/><text:s text:c="4"/>III.3 Scénario Demande de Téléchargement d'un Cours<text:bookmark-end text:name="__RefHeading___Toc194_3027113814"/></text:h>
      <text:h text:style-name="Heading_20_3" text:outline-level="3"><text:bookmark-start text:name="__RefHeading___Toc196_3027113814"/><text:s text:c="4"/>III.4 Scénario Demande d'Ajout du Cours<text:bookmark-end text:name="__RefHeading___Toc196_3027113814"/></text:h>
      <text:h text:style-name="Heading_20_3" text:outline-level="3"><text:bookmark-start text:name="__RefHeading___Toc198_3027113814"/><text:s text:c="4"/>III.5 Conclusion<text:bookmark-end text:name="__RefHeading___Toc198_3027113814"/></text:h>
      <text:p text:style-name="P9"/>
      <text:p text:style-name="P9">---</text:p>
      <text:p text:style-name="P9"/>
      <text:h text:style-name="Heading_20_1" text:outline-level="1"><text:bookmark-start text:name="__RefHeading___Toc200_3027113814"/><text:s/>4. Réalisation<text:bookmark-end text:name="__RefHeading___Toc200_3027113814"/></text:h>
      <text:p text:style-name="P9"/>
      <text:h text:style-name="Heading_20_2" text:outline-level="2"><text:bookmark-start text:name="__RefHeading___Toc202_3027113814"/><text:s/>I. Environnements de Travail<text:bookmark-end text:name="__RefHeading___Toc202_3027113814"/></text:h>
      <text:h text:style-name="Heading_20_3" text:outline-level="3"><text:bookmark-start text:name="__RefHeading___Toc204_3027113814"/><text:s text:c="4"/>I.1 Environnements de Développement Matériel<text:bookmark-end text:name="__RefHeading___Toc204_3027113814"/></text:h>
      <text:h text:style-name="Heading_20_3" text:outline-level="3"><text:bookmark-start text:name="__RefHeading___Toc206_3027113814"/><text:s text:c="4"/>I.2 Environnements de Développement Logiciel<text:bookmark-end text:name="__RefHeading___Toc206_3027113814"/></text:h>
      <text:p text:style-name="Text_20_body"><text:s/><text:tab/>- Plateforme JAVA EE </text:p>
      <text:p text:style-name="Text_20_body"><text:tab/>- Le Framework Struts 2 pour l'Implémentation de la Couche Présentation </text:p>
      <text:p text:style-name="Text_20_body"><text:tab/>- Hibernate pour l'Implémentation de la Couche Accès aux Données </text:p>
      <text:p text:style-name="Text_20_body"><text:tab/>- HTML, CSS, jQuery et JavaScript pour la Construction des Interfaces Utilisateurs</text:p>
      <text:p text:style-name="Text_20_body">III.2 Interfaces Homme-Machine</text:p>
      <text:p text:style-name="Text_20_body"><text:span text:style-name="Source_20_Text">- Description des interfaces utilisateur</text:span></text:p>
      <text:p text:style-name="Text_20_body">III.3 Chronogramme</text:p>
      <text:p text:style-name="Text_20_body"><text:span text:style-name="Source_20_Text">- Planning de réalisation du projet</text:span></text:p>
      <text:p text:style-name="P9">IV. Conclusion</text:p>
      <text:h text:style-name="P7" text:outline-level="1"><text:bookmark-start text:name="__RefHeading___Toc208_3027113814"/><text:soft-page-break/>Conclusion Générale<text:bookmark-end text:name="__RefHeading___Toc208_3027113814"/></text:h>
      <text:p text:style-name="P11"><text:s text:c="2"/>- Résumé des choix de conception et de réalisation du projet</text:p>
      <text:h text:style-name="Heading_20_1" text:outline-level="1"><text:bookmark-start text:name="__RefHeading___Toc210_3027113814"/>Nétographie<text:bookmark-end text:name="__RefHeading___Toc210_3027113814"/></text:h>
      <text:p text:style-name="Text_20_body"><text:s text:c="2"/>- Liste des sources utilisées pour la réalisation du projet</text:p>
      <text:p text:style-name="Text_20_body"/>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3:57:03.828758979</meta:creation-date>
    <dc:date>2024-06-09T00:28:12.012202970</dc:date>
    <meta:editing-duration>PT10M45S</meta:editing-duration>
    <meta:editing-cycles>3</meta:editing-cycles>
    <meta:generator>LibreOffice/7.3.7.2$Linux_X86_64 LibreOffice_project/30$Build-2</meta:generator>
    <meta:document-statistic meta:table-count="0" meta:image-count="0" meta:object-count="0" meta:page-count="10" meta:paragraph-count="156" meta:word-count="1062" meta:character-count="7792" meta:non-whitespace-character-count="6397"/>
  </office:meta>
</office:document-meta>
</file>